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This is Example File Conten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AR PL SungtiL GB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" meta:paragraph-count="1" meta:word-count="5" meta:character-count="28" meta:non-whitespace-character-count="24"/>
    <meta:generator>LibreOffice/24.8.4.2$Linux_X86_64 LibreOffice_project/480$Build-2</meta:generator>
  </office:meta>
</office:document-meta>
</file>